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AQ – Verschlüsselung</text:p>
      <text:p text:style-name="Standard"/>
      <text:p text:style-name="Standard"/>
      <text:p text:style-name="P1">Was ist Verschlüsselung?</text:p>
      <text:p text:style-name="Standard">Wenn aus einem Klartext aus irgendwelchen Gründen ein Text hergestellt werden soll, der ohne weitere Maßnahmen nicht zu lesen sein soll, dann verschlüsselt man ihn. Aus Spionagefilmen ist das Thema bekannt, der „Feind“ sollte bestimmte Informationen nicht erhalten, wohingegen dafür Bestimmte sie wohl entschlüsseln können sollten.</text:p>
      <text:p text:style-name="Standard"/>
      <text:p text:style-name="P1">Wie kann ich denjenigen Schlüssel, der die Information entschlüsseln kann, <text:s/>so an den Empfänger weitergeben, dass nur der ihn bekommt?</text:p>
      <text:p text:style-name="Standard"/>
      <text:p text:style-name="Standard"/>
      <text:p text:style-name="P1">Welche Verfahren zur Verschlüsselung gibt es?</text:p>
      <text:p text:style-name="Standard">Symmetrische Verfahren: Sender und Empfänger verwenden den gleichen geheimen Schlüssel (den sie vor dem Verfahren etwa per Post) <text:s/>sowohl für die Verschlüsselung wie für die Entschlüsselung.</text:p>
      <text:p text:style-name="Standard"/>
      <text:p text:style-name="Standard">Bei asymmetrischen Verfahren verwendet der Sender einen öffentlich bekannten Schlüssel des Empfängers <text:s/>zum Verschlüsseln, der Empfänger entschlüsselt mit Hilfe seines privaten, nicht öffentlichen Schlüssel die Nachricht. Das bedeutet, dass für jeden Teilnehmer ein Schlüsselpaar generiert wird.</text:p>
      <text:p text:style-name="Standard"/>
      <text:p text:style-name="P1">Wie werden die Schlüssel verteilt?</text:p>
      <text:p text:style-name="Standard">Entweder Offline (etwa per Post)</text:p>
      <text:p text:style-name="Standard">oder</text:p>
      <text:p text:style-name="Standard">mit Hilfe eines Centers, indem bei der Verteilung auf eine vertrauenswürdige dritte Partei zurück gegriffen wird.</text:p>
      <text:p text:style-name="Standard">oder auf der Basis von Zertifikaten (was genau ist das?)</text:p>
      <text:p text:style-name="Standard"/>
      <text:p text:style-name="P3">Wie sicher sind die Verschlüsselungen?</text:p>
      <text:p text:style-name="P4">Abhängig von der verwendeten Methoden von nicht so sehr sicher (wenn die Lösung darin besteht, dass lediglich alle Buchstaben um 3 nach rechts im Alphabet versetzt wurden, ist die Entschlüsselung (auf Basis einer Kryptoanalyse) nicht sehr aufwändig) bis sehr sicher (asymmetrische Verfahren). Ist die Information gar in einem Bild (Steganographie) enthalten, wird es sehr kompliziert.</text:p>
      <text:p text:style-name="Standard"/>
      <text:p text:style-name="Standard"/>
      <text:p text:style-name="P1">Wie wird eine verschlüsselte Information zu Empfänger transportiert?</text:p>
      <text:p text:style-name="Standard"/>
      <text:p text:style-name="P1">Welche freie Software gibt es ?</text:p>
      <text:p text:style-name="Standard">Zum Beispiel GnuPG</text:p>
      <text:p text:style-name="Standard">CrypTool (Lernprogramm zum Thema Verschlüssel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olf-Dieter Zimmermann</meta:initial-creator>
    <meta:creation-date>2009-04-07T13:13:04.01</meta:creation-date>
    <dc:date>2009-04-07T15:57:02.09</dc:date>
    <dc:creator>Wolf-Dieter Zimmermann</dc:creator>
    <meta:editing-duration>PT00H24M31S</meta:editing-duration>
    <meta:editing-cycles>3</meta:editing-cycles>
    <meta:generator>OpenOffice.org/3.0$Win32 OpenOffice.org_project/300m9$Build-9358</meta:generator>
    <meta:document-statistic meta:table-count="0" meta:image-count="0" meta:object-count="0" meta:page-count="1" meta:paragraph-count="18" meta:word-count="260" meta:character-count="1865"/>
    <meta:user-defined meta:name="Info 1"/>
    <meta:user-defined meta:name="Info 2"/>
    <meta:user-defined meta:name="Info 3"/>
    <meta:user-defined meta:name="Info 4"/>
  </office:meta>
</office:document-meta>
</file>